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600000140C85F6737A917AC90.png" manifest:media-type="image/png"/>
  <manifest:file-entry manifest:full-path="Pictures/1000000000000073000000501A303783B4CFDBC4.png" manifest:media-type="image/png"/>
  <manifest:file-entry manifest:full-path="Pictures/10000000000000790000011AD4887BF39BA24BBC.png" manifest:media-type="image/png"/>
  <manifest:file-entry manifest:full-path="Pictures/1000000000000114000000CD18EA8728269F7B2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standard">
      <style:graphic-properties draw:stroke="none" svg:stroke-color="#000000" draw:fill="none" draw:fill-color="#ffffff" fo:min-height="3.35cm"/>
    </style:style>
    <style:style style:name="gr4" style:family="graphic" style:parent-style-name="standard">
      <style:graphic-properties draw:fill="solid" draw:fill-color="#c7d500" draw:opacity="50%" draw:textarea-horizontal-align="justify" draw:textarea-vertical-align="middle" draw:auto-grow-height="false" fo:min-height="1.85cm" fo:min-width="2.6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80pt" style:font-size-asian="18pt" style:font-size-complex="18pt"/>
    </style:style>
    <style:style style:name="P3" style:family="paragraph">
      <loext:graphic-properties draw:fill="none" draw:fill-color="#ffffff"/>
      <style:text-properties fo:font-size="80pt" style:font-size-asian="18pt" style:font-size-complex="18pt"/>
    </style:style>
    <style:style style:name="P4" style:family="paragraph">
      <loext:graphic-properties draw:fill="solid" draw:fill-color="#c7d500" draw:opacity="50%"/>
      <style:paragraph-properties fo:text-align="center"/>
      <style:text-properties fo:font-size="36pt" style:font-size-asian="18pt" style:font-size-complex="18pt"/>
    </style:style>
    <style:style style:name="T1" style:family="text">
      <style:text-properties fo:font-size="80pt" style:font-size-asian="18pt" style:font-size-complex="18pt"/>
    </style:style>
    <style:style style:name="T2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02cm" svg:height="5.423cm" svg:x="13.1cm" svg:y="2.8cm">
          <draw:image xlink:href="Pictures/1000000000000114000000CD18EA8728269F7B24.png" xlink:type="simple" xlink:show="embed" xlink:actuate="onLoad">
            <text:p/>
          </draw:image>
        </draw:frame>
        <draw:frame draw:style-name="gr2" draw:text-style-name="P3" draw:layer="layout" svg:width="1.2cm" svg:height="3.401cm" svg:x="11.7cm" svg:y="2.6cm">
          <draw:text-box>
            <text:p text:style-name="P2"><text:span text:style-name="T1">.</text:span></text:p>
          </draw:text-box>
        </draw:frame>
        <draw:frame draw:style-name="gr2" draw:text-style-name="P3" draw:layer="layout" svg:width="1.2cm" svg:height="3.401cm" svg:x="0.7cm" svg:y="3.501cm">
          <draw:text-box>
            <text:p text:style-name="P2"><text:span text:style-name="T1">X</text:span></text:p>
          </draw:text-box>
        </draw:frame>
        <draw:frame draw:style-name="gr3" draw:text-style-name="P3" draw:layer="layout" svg:width="5.6cm" svg:height="3.6cm" svg:x="2.6cm" svg:y="3.5cm">
          <draw:text-box>
            <text:p text:style-name="P2"><text:span text:style-name="T1">Y</text:span><text:span text:style-name="T1">= <text:s/></text:span></text:p>
          </draw:text-box>
        </draw:frame>
        <draw:frame draw:style-name="gr2" draw:text-style-name="P3" draw:layer="layout" svg:width="1.2cm" svg:height="3.401cm" svg:x="2.3cm" svg:y="2.7cm">
          <draw:text-box>
            <text:p text:style-name="P2"><text:span text:style-name="T1">.</text:span></text:p>
          </draw:text-box>
        </draw:frame>
        <draw:frame draw:style-name="gr2" draw:text-style-name="P3" draw:layer="layout" svg:width="1.2cm" svg:height="3.401cm" svg:x="9cm" svg:y="17.699cm">
          <draw:text-box>
            <text:p text:style-name="P2"><text:span text:style-name="T1">.</text:span></text:p>
          </draw:text-box>
        </draw:frame>
        <draw:g>
          <draw:frame draw:style-name="gr1" draw:text-style-name="P1" draw:layer="layout" svg:width="3.2cm" svg:height="7.46cm" svg:x="9cm" svg:y="19.3cm">
            <draw:image xlink:href="Pictures/10000000000000790000011AD4887BF39BA24BBC.png" xlink:type="simple" xlink:show="embed" xlink:actuate="onLoad">
              <text:p/>
            </draw:image>
          </draw:frame>
          <draw:custom-shape draw:style-name="gr4" draw:text-style-name="P4" draw:layer="layout" svg:width="3.1cm" svg:height="2.1cm" svg:x="9.05cm" svg:y="19.25cm">
            <text:p text:style-name="P1"><text:span text:style-name="T2">X[0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cm" svg:height="2.1cm" svg:x="9.05cm" svg:y="24.674cm">
            <text:p text:style-name="P1"><text:span text:style-name="T2">X[2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cm" svg:height="2.1cm" svg:x="9.05cm" svg:y="21.974cm">
            <text:p text:style-name="P1"><text:span text:style-name="T2">X[1]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042cm" svg:height="2.116cm" svg:x="13.679cm" svg:y="19.242cm">
            <draw:image xlink:href="Pictures/1000000000000073000000501A303783B4CFDBC4.png" xlink:type="simple" xlink:show="embed" xlink:actuate="onLoad">
              <text:p/>
            </draw:image>
          </draw:frame>
          <draw:frame draw:style-name="gr1" draw:text-style-name="P1" draw:layer="layout" svg:width="3.042cm" svg:height="2.116cm" svg:x="13.679cm" svg:y="24.666cm">
            <draw:image xlink:href="Pictures/1000000000000073000000501A303783B4CFDBC4.png" xlink:type="simple" xlink:show="embed" xlink:actuate="onLoad">
              <text:p/>
            </draw:image>
          </draw:frame>
          <draw:frame draw:style-name="gr1" draw:text-style-name="P1" draw:layer="layout" svg:width="3.042cm" svg:height="2.116cm" svg:x="13.679cm" svg:y="21.966cm">
            <draw:image xlink:href="Pictures/1000000000000073000000501A303783B4CFDBC4.png" xlink:type="simple" xlink:show="embed" xlink:actuate="onLoad">
              <text:p/>
            </draw:image>
          </draw:frame>
          <draw:custom-shape draw:style-name="gr4" draw:text-style-name="P4" draw:layer="layout" svg:width="3.1cm" svg:height="2.1cm" svg:x="13.65cm" svg:y="19.25cm">
            <text:p text:style-name="P1"><text:span text:style-name="T2">Y[0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cm" svg:height="2.1cm" svg:x="13.65cm" svg:y="24.674cm">
            <text:p text:style-name="P1"><text:span text:style-name="T2">Y</text:span><text:span text:style-name="T2">[</text:span><text:span text:style-name="T2">0</text:span><text:span text:style-name="T2">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cm" svg:height="2.1cm" svg:x="13.65cm" svg:y="21.974cm">
            <text:p text:style-name="P1"><text:span text:style-name="T2">Y[0]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2cm" svg:height="3.401cm" svg:x="12.2cm" svg:y="23.1cm">
            <draw:text-box>
              <text:p text:style-name="P2"><text:span text:style-name="T1">.</text:span></text:p>
            </draw:text-box>
          </draw:frame>
          <draw:frame draw:style-name="gr2" draw:text-style-name="P3" draw:layer="layout" svg:width="1.2cm" svg:height="3.401cm" svg:x="12.3cm" svg:y="20.4cm">
            <draw:text-box>
              <text:p text:style-name="P2"><text:span text:style-name="T1">.</text:span></text:p>
            </draw:text-box>
          </draw:frame>
        </draw:g>
        <draw:g>
          <draw:frame draw:style-name="gr2" draw:text-style-name="P3" draw:layer="layout" svg:width="1.2cm" svg:height="3.401cm" svg:x="1.4cm" svg:y="21.613cm">
            <draw:text-box>
              <text:p text:style-name="P2"><text:span text:style-name="T1">X</text:span></text:p>
            </draw:text-box>
          </draw:frame>
          <draw:frame draw:style-name="gr3" draw:text-style-name="P3" draw:layer="layout" svg:width="5.6cm" svg:height="3.6cm" svg:x="3.5cm" svg:y="21.613cm">
            <draw:text-box>
              <text:p text:style-name="P2"><text:span text:style-name="T1">Y</text:span><text:span text:style-name="T1"> </text:span><text:span text:style-name="T1">=</text:span><text:span text:style-name="T1"> </text:span><text:span text:style-name="T1"><text:s/></text:span></text:p>
            </draw:text-box>
          </draw:frame>
          <draw:frame draw:style-name="gr2" draw:text-style-name="P3" draw:layer="layout" svg:width="1.2cm" svg:height="3.401cm" svg:x="3cm" svg:y="20.812cm">
            <draw:text-box>
              <text:p text:style-name="P2"><text:span text:style-name="T1">.</text:span></text:p>
            </draw:text-box>
          </draw:frame>
        </draw:g>
        <draw:frame draw:style-name="gr1" draw:text-style-name="P1" draw:layer="layout" svg:width="5.238cm" svg:height="8.466cm" svg:x="6.662cm" svg:y="1.134cm">
          <draw:image xlink:href="Pictures/10000000000000C600000140C85F6737A917AC9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08:18:14.468548325</meta:creation-date>
    <dc:date>2018-10-04T14:27:57.323430224</dc:date>
    <meta:editing-duration>P1DT5H49M19S</meta:editing-duration>
    <meta:editing-cycles>4</meta:editing-cycles>
    <meta:generator>LibreOffice/6.0.2.1$Linux_X86_64 LibreOffice_project/00m0$Build-1</meta:generator>
    <meta:print-date>2018-10-03T08:44:49.226415413</meta:print-date>
    <meta:document-statistic meta:object-count="24"/>
  </office:meta>
</office:document-meta>
</file>